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</style:style>
    <style:style style:name="T1" style:family="text">
      <style:text-properties fo:color="#569cd6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4fc1ff" loext:opacity="100%"/>
    </style:style>
    <style:style style:name="T9" style:family="text">
      <style:text-properties fo:color="#c586c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>const</text:span> <text:span text:style-name="T6">examScores</text:span><text:span text:style-name="T3">=</text:span>(<text:span text:style-name="T2">score1</text:span>, <text:span text:style-name="T2">score2</text:span>, <text:span text:style-name="T2">score3</text:span>)<text:span text:style-name="T1">=&gt;</text:span>{</text:p>
      <text:p text:style-name="P1"><text:span text:style-name="T1">let</text:span> <text:span text:style-name="T2">totalScore</text:span> <text:span text:style-name="T3">=</text:span> <text:span text:style-name="T2">score1</text:span> <text:span text:style-name="T3">+</text:span> <text:span text:style-name="T2">score2</text:span> <text:span text:style-name="T3">+</text:span> <text:span text:style-name="T2">score3</text:span></text:p>
      <text:p text:style-name="P1"><text:span text:style-name="T1">let</text:span> <text:span text:style-name="T2">weight</text:span> <text:span text:style-name="T3">=</text:span> (<text:span text:style-name="T2">totalScore</text:span> <text:span text:style-name="T3">*</text:span> <text:span text:style-name="T5">0.75</text:span>)<text:span text:style-name="T3">/</text:span><text:span text:style-name="T5">3</text:span></text:p>
      <text:p text:style-name="P1"><text:span text:style-name="T9">return</text:span> <text:span text:style-name="T2">weight</text:span>;</text:p>
      <text:p text:style-name="P2"/>
      <text:p text:style-name="P1">}</text:p>
      <text:p text:style-name="P2"/>
      <text:p text:style-name="P1"><text:span text:style-name="T1">const</text:span> <text:span text:style-name="T6">getPercent</text:span> <text:span text:style-name="T3">=</text:span> ()<text:span text:style-name="T1">=&gt;</text:span>{</text:p>
      <text:p text:style-name="P1"><text:span text:style-name="T1">let</text:span> <text:span text:style-name="T2">finalPercent</text:span> <text:span text:style-name="T3">=</text:span> <text:span text:style-name="T6">examScores</text:span>(<text:span text:style-name="T5">76</text:span>,<text:span text:style-name="T5">58</text:span>,<text:span text:style-name="T5">82</text:span>) <text:span text:style-name="T3">+</text:span> <text:span text:style-name="T6">assignmentScores</text:span>(<text:span text:style-name="T5">40</text:span>,<text:span text:style-name="T5">90</text:span>,<text:span text:style-name="T5">54</text:span>)</text:p>
      <text:p text:style-name="P1"><text:span text:style-name="T6">getGrade</text:span>(<text:span text:style-name="T2">finalPercent</text:span>)</text:p>
      <text:p text:style-name="P1">}</text:p>
      <text:p text:style-name="P2"/>
      <text:p text:style-name="P1"><text:span text:style-name="T1">const</text:span> <text:span text:style-name="T6">getGrade</text:span> <text:span text:style-name="T3">=</text:span> (<text:span text:style-name="T2">ave</text:span>)<text:span text:style-name="T1">=&gt;</text:span>{</text:p>
      <text:p text:style-name="P1"><text:span text:style-name="T1">let</text:span> <text:span text:style-name="T2">letter</text:span> <text:span text:style-name="T3">=</text:span> <text:span text:style-name="T4">""</text:span></text:p>
      <text:p text:style-name="P1"><text:span text:style-name="T9">switch</text:span>(<text:span text:style-name="T1">true</text:span>){</text:p>
      <text:p text:style-name="P1"><text:span text:style-name="T9">case</text:span> <text:span text:style-name="T2">ave</text:span><text:span text:style-name="T3">&gt;=</text:span><text:span text:style-name="T5">90</text:span>:</text:p>
      <text:p text:style-name="P1"><text:span text:style-name="T2">letter</text:span> <text:span text:style-name="T3">=</text:span> <text:span text:style-name="T4">"A"</text:span></text:p>
      <text:p text:style-name="P1"><text:span text:style-name="T9">break</text:span>;</text:p>
      <text:p text:style-name="P1"><text:span text:style-name="T9">case</text:span> <text:span text:style-name="T2">ave</text:span> <text:span text:style-name="T3">&gt;=</text:span><text:span text:style-name="T5">80</text:span> <text:span text:style-name="T3">&amp;&amp;</text:span> <text:span text:style-name="T2">ave</text:span> <text:span text:style-name="T3">&lt;</text:span><text:span text:style-name="T5">90</text:span>:</text:p>
      <text:p text:style-name="P1"><text:span text:style-name="T2">letter</text:span> <text:span text:style-name="T3">=</text:span> <text:span text:style-name="T4">"B"</text:span></text:p>
      <text:p text:style-name="P1"><text:span text:style-name="T9">break</text:span>;</text:p>
      <text:p text:style-name="P1"><text:span text:style-name="T9">case</text:span> <text:span text:style-name="T2">ave</text:span> <text:span text:style-name="T3">&gt;=</text:span><text:span text:style-name="T5">70</text:span> <text:span text:style-name="T3">&amp;&amp;</text:span> <text:span text:style-name="T2">ave</text:span> <text:span text:style-name="T3">&lt;</text:span><text:span text:style-name="T5">80</text:span>:</text:p>
      <text:p text:style-name="P1"><text:span text:style-name="T2">letter</text:span> <text:span text:style-name="T3">=</text:span> <text:span text:style-name="T4">"C"</text:span></text:p>
      <text:p text:style-name="P1"><text:span text:style-name="T9">break</text:span>;</text:p>
      <text:p text:style-name="P1"><text:span text:style-name="T9">case</text:span> <text:span text:style-name="T2">ave</text:span> <text:span text:style-name="T3">&gt;=</text:span><text:span text:style-name="T5">60</text:span> <text:span text:style-name="T3">&amp;&amp;</text:span> <text:span text:style-name="T2">ave</text:span> <text:span text:style-name="T3">&lt;</text:span><text:span text:style-name="T5">70</text:span>:</text:p>
      <text:p text:style-name="P1"><text:span text:style-name="T2">letter</text:span> <text:span text:style-name="T3">=</text:span> <text:span text:style-name="T4">"D"</text:span></text:p>
      <text:p text:style-name="P1"><text:span text:style-name="T9">break</text:span>;</text:p>
      <text:p text:style-name="P1"><text:span text:style-name="T9">case</text:span> <text:span text:style-name="T2">ave</text:span> <text:span text:style-name="T3">&gt;=</text:span><text:span text:style-name="T5">0</text:span> <text:span text:style-name="T3">&amp;&amp;</text:span> <text:span text:style-name="T2">ave</text:span> <text:span text:style-name="T3">&lt;</text:span><text:span text:style-name="T5">60</text:span>:</text:p>
      <text:p text:style-name="P1"><text:span text:style-name="T2">letter</text:span> <text:span text:style-name="T3">=</text:span> <text:span text:style-name="T4">"F"</text:span></text:p>
      <text:p text:style-name="P1">}</text:p>
      <text:p text:style-name="P1"><text:span text:style-name="T2">console</text:span>.<text:span text:style-name="T6">log</text:span>(<text:span text:style-name="T2">letter</text:span>)</text:p>
      <text:p text:style-name="P1">}</text:p>
      <text:p text:style-name="P2"/>
      <text:p text:style-name="P1"><text:span text:style-name="T1">const</text:span> <text:span text:style-name="T6">assignmentScores</text:span><text:span text:style-name="T3">=</text:span>(<text:span text:style-name="T2">score1</text:span>, <text:span text:style-name="T2">score2</text:span>, <text:span text:style-name="T2">score3</text:span>)<text:span text:style-name="T1">=&gt;</text:span>{</text:p>
      <text:p text:style-name="P1"><text:span text:style-name="T1">let</text:span> <text:span text:style-name="T2">totalScore</text:span> <text:span text:style-name="T3">=</text:span> <text:span text:style-name="T2">score1</text:span> <text:span text:style-name="T3">+</text:span> <text:span text:style-name="T2">score2</text:span> <text:span text:style-name="T3">+</text:span> <text:span text:style-name="T2">score3</text:span></text:p>
      <text:p text:style-name="P1"><text:span text:style-name="T1">let</text:span> <text:span text:style-name="T2">weight</text:span> <text:span text:style-name="T3">=</text:span> (<text:span text:style-name="T2">totalScore</text:span> <text:span text:style-name="T3">*</text:span> <text:span text:style-name="T5">0.25</text:span>)<text:span text:style-name="T3">/</text:span><text:span text:style-name="T5">3</text:span></text:p>
      <text:p text:style-name="P1"><text:span text:style-name="T9">return</text:span> <text:span text:style-name="T2">weight</text:span>;</text:p>
      <text:p text:style-name="P2"/>
      <text:p text:style-name="P1">}</text:p>
      <text:p text:style-name="P2"/>
      <text:p text:style-name="P1"><text:span text:style-name="T6">getPercent</text:span>()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>let</text:span> <text:span text:style-name="T2">myObject</text:span> <text:span text:style-name="T3">=</text:span>{</text:p>
      <text:p text:style-name="P1"><text:span text:style-name="T2">firstName:</text:span> <text:span text:style-name="T4">"Joe"</text:span>,</text:p>
      <text:p text:style-name="P1"><text:span text:style-name="T2">age:</text:span> <text:span text:style-name="T5">40</text:span>,</text:p>
      <text:p text:style-name="P1"><text:span text:style-name="T2">pets:</text:span> [<text:span text:style-name="T4">"dog"</text:span>, <text:span text:style-name="T4">"cat"</text:span>, <text:span text:style-name="T4">"parrot"</text:span>],</text:p>
      <text:p text:style-name="P1"><text:span text:style-name="T2">car:</text:span>{</text:p>
      <text:p text:style-name="P1"><text:span text:style-name="T2">make:</text:span> <text:span text:style-name="T4">"BMW"</text:span>,</text:p>
      <text:p text:style-name="P1"><text:span text:style-name="T2">model:</text:span> <text:span text:style-name="T4">"X5"</text:span>,</text:p>
      <text:p text:style-name="P1"><text:span text:style-name="T2">serviceYears:</text:span>[<text:span text:style-name="T5">2020</text:span>,<text:span text:style-name="T5">2022</text:span>,[<text:span text:style-name="T4">"10 Jan"</text:span>, <text:span text:style-name="T4">"7 Dec"</text:span>]]</text:p>
      <text:p text:style-name="P1">}</text:p>
      <text:p text:style-name="P1">}</text:p>
      <text:p text:style-name="P2"/>
      <text:p text:style-name="P1"><text:span text:style-name="T2">console</text:span>.<text:span text:style-name="T6">log</text:span>(<text:span text:style-name="T2">myObject</text:span>)</text:p>
      <text:p text:style-name="P1"><text:span text:style-name="T2">console</text:span>.<text:span text:style-name="T6">log</text:span>(<text:span text:style-name="T2">myObject</text:span>.<text:span text:style-name="T2">firstName</text:span>)</text:p>
      <text:p text:style-name="P1"><text:span text:style-name="T2">console</text:span>.<text:span text:style-name="T6">log</text:span>(<text:span text:style-name="T2">myObject</text:span>.<text:span text:style-name="T2">pets</text:span>[<text:span text:style-name="T5">1</text:span>])</text:p>
      <text:p text:style-name="P1"><text:span text:style-name="T2">console</text:span>.<text:span text:style-name="T6">log</text:span>(<text:span text:style-name="T2">myObject</text:span>.<text:span text:style-name="T2">car</text:span>.<text:span text:style-name="T2">serviceYears</text:span>[<text:span text:style-name="T5">2</text:span>][<text:span text:style-name="T5">0</text:span>])</text:p>
      <text:p text:style-name="P1"><text:span text:style-name="T2">console</text:span>.<text:span text:style-name="T6">log</text:span>(<text:span text:style-name="T2">document</text:span>.<text:span text:style-name="T2">body</text:span>)</text:p>
      <text:p text:style-name="Standard"/>
      <text:p text:style-name="Standard"/>
      <text:p text:style-name="P1"><text:span text:style-name="T1">let</text:span> <text:span text:style-name="T2">carArr</text:span> <text:span text:style-name="T3">=</text:span> []</text:p>
      <text:p text:style-name="P2"/>
      <text:p text:style-name="P1"><text:span text:style-name="T1">class</text:span> <text:span text:style-name="T7">Car</text:span>{</text:p>
      <text:p text:style-name="P1"><text:span text:style-name="T1">constructor</text:span>(<text:span text:style-name="T2">make</text:span>,<text:span text:style-name="T2">model</text:span>){</text:p>
      <text:p text:style-name="P1"><text:span text:style-name="T1">this</text:span>.<text:span text:style-name="T2">make</text:span> <text:span text:style-name="T3">=</text:span> <text:span text:style-name="T2">make</text:span>,</text:p>
      <text:p text:style-name="P1"><text:span text:style-name="T1">this</text:span>.<text:span text:style-name="T2">m</text:span> <text:span text:style-name="T3">=</text:span> <text:span text:style-name="T2">model</text:span></text:p>
      <text:p text:style-name="P1">}</text:p>
      <text:p text:style-name="P1">}</text:p>
      <text:p text:style-name="P2"/>
      <text:p text:style-name="P1"><text:span text:style-name="T1">let</text:span> <text:span text:style-name="T2">joesCar</text:span> <text:span text:style-name="T3">=</text:span> <text:span text:style-name="T1">new</text:span> <text:span text:style-name="T7">Car</text:span>(<text:span text:style-name="T4">"BMW"</text:span>,<text:span text:style-name="T4">"X5"</text:span>)</text:p>
      <text:p text:style-name="P1"><text:span text:style-name="T2">carArr</text:span>.<text:span text:style-name="T6">push</text:span>(<text:span text:style-name="T2">joesCar</text:span>)</text:p>
      <text:p text:style-name="P1"><text:span text:style-name="T2">console</text:span>.<text:span text:style-name="T6">log</text:span>(<text:span text:style-name="T2">carArr</text:span>)</text:p>
      <text:p text:style-name="P1"><text:span text:style-name="T2">console</text:span>.<text:span text:style-name="T6">log</text:span>(<text:span text:style-name="T2">joesCar</text:span>.<text:span text:style-name="T2">m</text:span>)</text:p>
      <text:p text:style-name="Standard"/>
      <text:p text:style-name="Standard"/>
      <text:p text:style-name="P1"><text:span text:style-name="T1">const</text:span> <text:span text:style-name="T6">addCar</text:span> <text:span text:style-name="T3">=</text:span> ()<text:span text:style-name="T1">=&gt;</text:span>{</text:p>
      <text:p text:style-name="P1"><text:span text:style-name="T1">const</text:span> <text:span text:style-name="T8">make</text:span> <text:span text:style-name="T3">=</text:span> <text:span text:style-name="T2">document</text:span>.<text:span text:style-name="T6">getElementById</text:span>(<text:span text:style-name="T4">"carMake"</text:span>).<text:span text:style-name="T2">value</text:span>;</text:p>
      <text:p text:style-name="P1"><text:span text:style-name="T1">const</text:span> <text:span text:style-name="T8">model</text:span> <text:span text:style-name="T3">=</text:span> <text:span text:style-name="T2">document</text:span>.<text:span text:style-name="T6">getElementById</text:span>(<text:span text:style-name="T4">"carModel"</text:span>).<text:span text:style-name="T2">value</text:span>;</text:p>
      <text:p text:style-name="P2"/>
      <text:p text:style-name="P1"><text:span text:style-name="T1">let</text:span> <text:span text:style-name="T2">newCarObj</text:span> <text:span text:style-name="T3">=</text:span> <text:span text:style-name="T1">new</text:span> <text:span text:style-name="T6">Car</text:span>(<text:span text:style-name="T8">make</text:span>, <text:span text:style-name="T8">model</text:span>)</text:p>
      <text:p text:style-name="P1"><text:span text:style-name="T2">carArr</text:span>.<text:span text:style-name="T6">push</text:span>(<text:span text:style-name="T2">newCarObj</text:span>)</text:p>
      <text:p text:style-name="P1"><text:span text:style-name="T2">console</text:span>.<text:span text:style-name="T6">log</text:span>(<text:span text:style-name="T2">carArr</text:span>)</text:p>
      <text:p text:style-name="P1"><text:span text:style-name="T2">console</text:span>.<text:span text:style-name="T6">log</text:span>(<text:span text:style-name="T2">carArr</text:span>[<text:span text:style-name="T2">carArr</text:span>.<text:span text:style-name="T2">length</text:span><text:span text:style-name="T3">-</text:span><text:span text:style-name="T5">1</text:span>].<text:span text:style-name="T2">m</text:span>)</text:p>
      <text:p text:style-name="P1">}</text:p>
      <text:p text:style-name="P2"/>
      <text:p text:style-name="P1"><text:span text:style-name="T1">const</text:span> <text:span text:style-name="T8">entBtn</text:span> <text:span text:style-name="T3">=</text:span> <text:span text:style-name="T2">document</text:span>.<text:span text:style-name="T6">getElementById</text:span>(<text:span text:style-name="T4">"entBtn"</text:span>)</text:p>
      <text:p text:style-name="P1"><text:span text:style-name="T8">entBtn</text:span>.<text:span text:style-name="T6">addEventListener</text:span>(<text:span text:style-name="T4">"click"</text:span>, <text:span text:style-name="T6">addCar</text:span>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6:20:36.422017311</meta:creation-date>
    <dc:date>2025-06-23T18:57:29.660473109</dc:date>
    <meta:editing-duration>PT2H36M5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71" meta:word-count="190" meta:character-count="1478" meta:non-whitespace-character-count="1359"/>
  </office:meta>
</office:document-meta>
</file>